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delta="http://www.deltaxml.com/ns/track-changes/delta-namespace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delta:tracked-changes>
        <delta:change-transaction delta:change-id="ct1">
          <delta:change-info>
            <dc:creator>John Smith</dc:creator>
            <dc:date>2010-06-23T10:00:00</dc:date>
          </delta:change-info>
        </delta:change-transaction>
        <delta:change-transaction delta:change-id="ct2">
          <delta:change-info>
            <dc:creator>Joe Bloggs</dc:creator>
            <dc:date>2010-06-23T11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aragraph Addition Then Deletion</text:h>
      <text:p text:style-name="Text_20_body">In this example, a paragraph will be added after this one in the next version and then deleted again in the version after that.</text:p>
      <delta:removed-content delta:removal-change-idref="ct2">
        <text:p text:style-name="Text_20_body" delta:insertion-change-idref="ct1" delta:insertion-type="insert-with-content">This paragraph was inserted. It will then we deleted.</text:p>
      </delta:removed-conten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Mitchell</meta:initial-creator>
    <meta:creation-date>2010-06-25T10:57:36</meta:creation-date>
    <dc:date>2010-06-25T10:59:29</dc:date>
    <dc:creator>Tristan Mitchell</dc:creator>
    <meta:editing-duration>PT00H01M39S</meta:editing-duration>
    <meta:editing-cycles>1</meta:editing-cycles>
    <meta:generator>OpenOffice.org/3.2$Unix OpenOffice.org_project/320m18$Build-9502</meta:generator>
    <meta:document-statistic meta:table-count="0" meta:image-count="0" meta:object-count="0" meta:page-count="1" meta:paragraph-count="3" meta:word-count="37" meta:character-count="212"/>
  </office:meta>
</office:document-meta>
</file>